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95cm"/>
    </style:style>
    <style:style style:name="gr6" style:family="graphic" style:parent-style-name="standard">
      <style:graphic-properties draw:stroke="none" svg:stroke-color="#000000" draw:fill="none" draw:fill-color="#ffffff" fo:min-height="0.823cm"/>
    </style:style>
    <style:style style:name="gr7" style:family="graphic" style:parent-style-name="standard">
      <style:graphic-properties draw:stroke="none" svg:stroke-color="#000000" draw:fill="none" draw:fill-color="#ffffff" fo:min-height="1.5cm"/>
    </style:style>
    <style:style style:name="gr8" style:family="graphic" style:parent-style-name="standard">
      <style:graphic-properties draw:stroke="none" svg:stroke-color="#000000" draw:fill="none" draw:fill-color="#ffffff" fo:min-height="1.043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4cm"/>
    </style:style>
    <style:style style:name="gr12" style:family="graphic" style:parent-style-name="standard">
      <style:graphic-properties draw:stroke="none" svg:stroke-color="#000000" draw:fill="none" draw:fill-color="#ffffff" fo:min-height="1.05cm"/>
    </style:style>
    <style:style style:name="gr13" style:family="graphic" style:parent-style-name="standard">
      <style:graphic-properties draw:stroke="none" svg:stroke-color="#000000" draw:fill="none" draw:fill-color="#ffffff" fo:min-height="0.55cm"/>
    </style:style>
    <style:style style:name="gr14" style:family="graphic" style:parent-style-name="standard">
      <style:graphic-properties draw:stroke="none" svg:stroke-color="#000000" draw:fill="none" draw:fill-color="#ffffff" fo:min-height="1.1cm"/>
    </style:style>
    <style:style style:name="gr1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18.7cm" svg:height="15.509cm" svg:x="1.149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.7cm" svg:height="4.609cm" svg:x="1.149cm" svg:y="2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6" draw:id="id16" draw:layer="layout" svg:width="9.4cm" svg:height="2.309cm" svg:x="6.4cm" svg:y="7.3cm">
          <text:p text:style-name="P1"><text:span text:style-name="T1">ADC Interfac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1.2cm" svg:height="1.5cm" svg:x="6.7cm" svg:y="9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xml:id="id7" draw:id="id7" draw:layer="layout" svg:width="2.2cm" svg:height="2cm" svg:x="6.349cm" svg:y="11.309cm">
          <text:p text:style-name="P1"><text:span text:style-name="T1">VID IN 2</text:span></text:p>
          <text:p text:style-name="P1"><text:span text:style-name="T1">AXI4S 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1.2cm" svg:height="1.5cm" svg:x="9.1cm" svg:y="9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1.2cm" svg:height="1.5cm" svg:x="11.4cm" svg:y="9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1.2cm" svg:height="1.5cm" svg:x="13.7cm" svg:y="9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xml:id="id8" draw:id="id8" draw:layer="layout" svg:width="2.2cm" svg:height="2cm" svg:x="8.749cm" svg:y="11.309cm">
          <text:p text:style-name="P1"><text:span text:style-name="T1">VID IN 2</text:span></text:p>
          <text:p text:style-name="P1"><text:span text:style-name="T1">AXI4S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9" draw:id="id9" draw:layer="layout" svg:width="2.2cm" svg:height="2cm" svg:x="11.134cm" svg:y="11.3cm">
          <text:p text:style-name="P1"><text:span text:style-name="T1">VID IN 2</text:span></text:p>
          <text:p text:style-name="P1"><text:span text:style-name="T1">AXI4S 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10" draw:id="id10" draw:layer="layout" svg:width="2.2cm" svg:height="2cm" svg:x="13.49cm" svg:y="11.3cm">
          <text:p text:style-name="P1"><text:span text:style-name="T1">VID IN 2</text:span></text:p>
          <text:p text:style-name="P1"><text:span text:style-name="T1">AXI4S 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1.2cm" svg:height="1.4cm" svg:x="6.849cm" svg:y="13.40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1.2cm" svg:height="1.4cm" svg:x="9.249cm" svg:y="13.40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1.2cm" svg:height="1.4cm" svg:x="11.6cm" svg:y="13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1.2cm" svg:height="1.4cm" svg:x="14cm" svg:y="13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xml:id="id3" draw:id="id3" draw:layer="layout" svg:width="2.2cm" svg:height="2cm" svg:x="6.349cm" svg:y="14.909cm">
          <text:p text:style-name="P1"><text:span text:style-name="T1">AXI</text:span></text:p>
          <text:p text:style-name="P1"><text:span text:style-name="T1">DMA 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4" draw:id="id4" draw:layer="layout" svg:width="2.2cm" svg:height="2cm" svg:x="8.749cm" svg:y="14.909cm">
          <text:p text:style-name="P1"><text:span text:style-name="T1">AXI</text:span></text:p>
          <text:p text:style-name="P1"><text:span text:style-name="T1">DMA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5" draw:id="id5" draw:layer="layout" svg:width="2.2cm" svg:height="2cm" svg:x="11.1cm" svg:y="14.9cm">
          <text:p text:style-name="P1"><text:span text:style-name="T1">AXI</text:span></text:p>
          <text:p text:style-name="P1"><text:span text:style-name="T1">DMA 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6" draw:id="id6" draw:layer="layout" svg:width="2.2cm" svg:height="2cm" svg:x="13.5cm" svg:y="14.9cm">
          <text:p text:style-name="P1"><text:span text:style-name="T1">AXI</text:span></text:p>
          <text:p text:style-name="P1"><text:span text:style-name="T1">DMA 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3" draw:layer="layout" svg:width="2.7cm" svg:height="1.838cm" svg:x="3.5cm" svg:y="9.8cm">
          <draw:text-box>
            <text:p text:style-name="P1"><text:span text:style-name="T2">16bit Video Data &amp; Pixel Clock</text:span></text:p>
          </draw:text-box>
        </draw:frame>
        <draw:frame draw:style-name="gr6" draw:text-style-name="P4" draw:layer="layout" svg:width="2.687cm" svg:height="1.309cm" svg:x="4.5cm" svg:y="13.5cm">
          <draw:text-box>
            <text:p><text:span text:style-name="T2">16 bit AXI</text:span></text:p>
            <text:p><text:span text:style-name="T2">Stream</text:span></text:p>
          </draw:text-box>
        </draw:frame>
        <draw:frame draw:style-name="gr7" draw:text-style-name="P5" draw:layer="layout" svg:width="3cm" svg:height="1.75cm" svg:x="1.1cm" svg:y="20.15cm">
          <draw:text-box>
            <text:p><text:span text:style-name="T3">Programmable</text:span></text:p>
            <text:p><text:span text:style-name="T3">Logic (PL)</text:span></text:p>
          </draw:text-box>
        </draw:frame>
        <draw:custom-shape draw:style-name="gr4" draw:text-style-name="P1" draw:layer="layout" svg:width="1.2cm" svg:height="1.4cm" svg:x="6.8cm" svg:y="16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1.2cm" svg:height="1.4cm" svg:x="9.2cm" svg:y="16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1.2cm" svg:height="1.4cm" svg:x="11.6cm" svg:y="16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1.2cm" svg:height="1.4cm" svg:x="13.9cm" svg:y="16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xml:id="id2" draw:id="id2" draw:layer="layout" svg:width="9.3cm" svg:height="2cm" svg:x="6.4cm" svg:y="18.4cm">
          <text:p text:style-name="P1"><text:span text:style-name="T1">AXI</text:span></text:p>
          <text:p text:style-name="P1"><text:span text:style-name="T1">INTERCONN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8" draw:text-style-name="P4" draw:layer="layout" svg:width="2.5cm" svg:height="1.309cm" svg:x="8.4cm" svg:y="20.7cm">
          <draw:text-box>
            <text:p><text:span text:style-name="T2">64 bit AXI MM</text:span></text:p>
          </draw:text-box>
        </draw:frame>
        <draw:custom-shape draw:style-name="gr3" draw:text-style-name="P2" xml:id="id1" draw:id="id1" draw:layer="layout" svg:width="4.2cm" svg:height="2.2cm" svg:x="1.649cm" svg:y="22.309cm">
          <text:p text:style-name="P1"><text:span text:style-name="T1">Fabric clock</text:span></text:p>
          <text:p text:style-name="P1"><text:span text:style-name="T1">generation</text:span></text:p>
          <text:p text:style-name="P1"><text:span text:style-name="T1">(IO PLL)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3.749cm" svg:y1="22.309cm" svg:x2="6.4cm" svg:y2="19.4cm" draw:start-shape="id1" draw:start-glue-point="0" draw:end-shape="id2" draw:end-glue-point="5" svg:d="M3749 22309v-2909h2651" svg:viewBox="0 0 2652 2910">
          <text:p/>
        </draw:connector>
        <draw:connector draw:style-name="gr10" draw:text-style-name="P1" draw:layer="layout" svg:x1="8.549cm" svg:y1="15.909cm" svg:x2="8.749cm" svg:y2="15.909cm" draw:start-shape="id3" draw:start-glue-point="7" draw:end-shape="id4" draw:end-glue-point="5" svg:d="M8549 15909h200" svg:viewBox="0 0 201 1">
          <text:p/>
        </draw:connector>
        <draw:connector draw:style-name="gr10" draw:text-style-name="P1" draw:layer="layout" svg:x1="10.949cm" svg:y1="15.909cm" svg:x2="11.1cm" svg:y2="15.9cm" draw:start-shape="id4" draw:start-glue-point="7" draw:end-shape="id5" draw:end-glue-point="5" svg:d="M10949 15909h76v-9h75" svg:viewBox="0 0 152 10">
          <text:p/>
        </draw:connector>
        <draw:connector draw:style-name="gr10" draw:text-style-name="P1" draw:layer="layout" svg:x1="13.3cm" svg:y1="15.9cm" svg:x2="13.5cm" svg:y2="15.9cm" draw:start-shape="id5" draw:start-glue-point="7" draw:end-shape="id6" draw:end-glue-point="5" svg:d="M13300 15900h200" svg:viewBox="0 0 201 1">
          <text:p/>
        </draw:connector>
        <draw:connector draw:style-name="gr10" draw:text-style-name="P1" draw:layer="layout" svg:x1="8.549cm" svg:y1="12.309cm" svg:x2="8.749cm" svg:y2="12.309cm" draw:start-shape="id7" draw:start-glue-point="7" draw:end-shape="id8" draw:end-glue-point="5" svg:d="M8549 12309h200" svg:viewBox="0 0 201 1">
          <text:p/>
        </draw:connector>
        <draw:connector draw:style-name="gr10" draw:text-style-name="P1" draw:layer="layout" svg:x1="10.949cm" svg:y1="12.309cm" svg:x2="11.134cm" svg:y2="12.3cm" draw:start-shape="id8" draw:start-glue-point="7" draw:end-shape="id9" draw:end-glue-point="5" svg:d="M10949 12309h93v-9h92" svg:viewBox="0 0 186 10">
          <text:p/>
        </draw:connector>
        <draw:connector draw:style-name="gr10" draw:text-style-name="P1" draw:layer="layout" svg:x1="13.334cm" svg:y1="12.3cm" svg:x2="13.49cm" svg:y2="12.3cm" draw:start-shape="id9" draw:start-glue-point="7" draw:end-shape="id10" draw:end-glue-point="5" svg:d="M13334 12300h156" svg:viewBox="0 0 157 1">
          <text:p/>
        </draw:connector>
        <draw:custom-shape draw:style-name="gr3" draw:text-style-name="P2" xml:id="id11" draw:id="id11" draw:layer="layout" svg:width="2.4cm" svg:height="2.1cm" svg:x="2.549cm" svg:y="26.409cm">
          <text:p text:style-name="P1"><text:span text:style-name="T1">33,33MHz</text:span></text:p>
          <text:p text:style-name="P1"><text:span text:style-name="T1">Clock</text:span></text:p>
          <text:p text:style-name="P1"><text:span text:style-name="T1">Genera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" draw:layer="layout" svg:x1="3.749cm" svg:y1="26.409cm" svg:x2="3.749cm" svg:y2="24.509cm" draw:start-shape="id11" draw:start-glue-point="4" draw:end-shape="id1" draw:end-glue-point="2" svg:d="M3749 26409v-1900" svg:viewBox="0 0 1 1901">
          <text:p/>
        </draw:connector>
        <draw:custom-shape draw:style-name="gr3" draw:text-style-name="P2" draw:layer="layout" svg:width="10.1cm" svg:height="2.291cm" svg:x="6.449cm" svg:y="22.209cm">
          <text:p text:style-name="P1"><text:span text:style-name="T1">AXI HP TO DDR INTERCONN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5" draw:layer="layout" svg:width="2.8cm" svg:height="1.65cm" svg:x="1cm" svg:y="24.9cm">
          <draw:text-box>
            <text:p><text:span text:style-name="T3">Processing</text:span></text:p>
            <text:p><text:span text:style-name="T3">System (PS)</text:span></text:p>
          </draw:text-box>
        </draw:frame>
        <draw:custom-shape draw:style-name="gr4" draw:text-style-name="P1" draw:layer="layout" svg:width="1.2cm" svg:height="1.7cm" svg:x="10.4cm" svg:y="20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3" draw:layer="layout" svg:width="2.4cm" svg:height="1.309cm" svg:x="4.4cm" svg:y="17.091cm">
          <draw:text-box>
            <text:p text:style-name="P1"><text:span text:style-name="T2">64 bit AXI MM</text:span></text:p>
          </draw:text-box>
        </draw:frame>
        <draw:connector draw:style-name="gr9" draw:text-style-name="P1" draw:layer="layout" svg:x1="3.749cm" svg:y1="22.309cm" svg:x2="6.349cm" svg:y2="15.909cm" draw:start-shape="id1" draw:start-glue-point="0" draw:end-shape="id3" draw:end-glue-point="5" svg:d="M3749 22309v-6400h2600" svg:viewBox="0 0 2601 6401">
          <text:p/>
        </draw:connector>
        <draw:connector draw:style-name="gr9" draw:text-style-name="P1" draw:layer="layout" svg:x1="3.749cm" svg:y1="22.309cm" svg:x2="6.349cm" svg:y2="12.309cm" draw:start-shape="id1" draw:start-glue-point="0" draw:end-shape="id7" draw:end-glue-point="5" svg:d="M3749 22309v-10000h2600" svg:viewBox="0 0 2601 10001">
          <text:p/>
        </draw:connector>
        <draw:frame draw:style-name="gr13" draw:text-style-name="P4" draw:layer="layout" svg:width="2.5cm" svg:height="1.309cm" svg:x="1.849cm" svg:y="16.309cm">
          <draw:text-box>
            <text:p><text:span text:style-name="T2">FCLK0</text:span></text:p>
            <text:p><text:span text:style-name="T2">100MHz</text:span></text:p>
          </draw:text-box>
        </draw:frame>
        <draw:custom-shape draw:style-name="gr3" draw:text-style-name="P2" xml:id="id15" draw:id="id15" draw:layer="layout" svg:width="2.8cm" svg:height="2.3cm" svg:x="16.9cm" svg:y="22.2cm">
          <text:p text:style-name="P1"><text:span text:style-name="T1">AXI GP</text:span></text:p>
          <text:p text:style-name="P1"><text:span text:style-name="T1">MASTER</text:span></text:p>
          <draw:enhanced-geometry svg:viewBox="0 0 21600 21600" draw:type="rectangle" draw:enhanced-path="M 0 0 L 21600 0 21600 21600 0 21600 0 0 Z N"/>
        </draw:custom-shape>
        <draw:frame draw:style-name="gr14" draw:text-style-name="P4" draw:layer="layout" svg:width="1.5cm" svg:height="1.35cm" svg:x="18.3cm" svg:y="16.5cm">
          <draw:text-box>
            <text:p><text:span text:style-name="T2">AXI</text:span></text:p>
            <text:p><text:span text:style-name="T2">Lite</text:span></text:p>
          </draw:text-box>
        </draw:frame>
        <draw:custom-shape draw:style-name="gr3" draw:text-style-name="P2" xml:id="id12" draw:id="id12" draw:layer="layout" svg:width="2.2cm" svg:height="2cm" svg:x="17.1cm" svg:y="18.6cm">
          <text:p text:style-name="P1"><text:span text:style-name="T1">AXI</text:span></text:p>
          <text:p text:style-name="P1"><text:span text:style-name="T1">I-CONN</text:span></text:p>
          <text:p text:style-name="P1"><text:span text:style-name="T1">GP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1.3cm" svg:height="1.344cm" svg:x="17.6cm" svg:y="20.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15" draw:text-style-name="P1" draw:layer="layout" svg:x1="18.2cm" svg:y1="18.6cm" svg:x2="15.7cm" svg:y2="15.9cm" draw:start-shape="id12" draw:start-glue-point="4" draw:end-shape="id6" draw:end-glue-point="7" svg:d="M18200 18600v-2700h-2500" svg:viewBox="0 0 2501 2701">
          <text:p/>
        </draw:connector>
        <draw:custom-shape draw:style-name="gr3" draw:text-style-name="P2" xml:id="id13" draw:id="id13" draw:layer="layout" svg:width="3.4cm" svg:height="2.1cm" svg:x="3.2cm" svg:y="3.4cm">
          <text:p text:style-name="P1"><text:span text:style-name="T1">Programmable</text:span></text:p>
          <text:p text:style-name="P1"><text:span text:style-name="T1">Clock</text:span></text:p>
          <text:p text:style-name="P1"><text:span text:style-name="T1">Genera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4" draw:id="id14" draw:layer="layout" svg:width="2.4cm" svg:height="1.81cm" svg:x="1.3cm" svg:y="5.946cm">
          <text:p text:style-name="P1"><text:span text:style-name="T1">MMC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" draw:layer="layout" svg:x1="3.2cm" svg:y1="4.45cm" svg:x2="2.5cm" svg:y2="5.946cm" draw:start-shape="id13" draw:start-glue-point="5" draw:end-shape="id14" draw:end-glue-point="4" svg:d="M3200 4450h-700v1496" svg:viewBox="0 0 701 1497">
          <text:p/>
        </draw:connector>
        <draw:frame draw:style-name="gr13" draw:text-style-name="P4" draw:layer="layout" svg:width="2.5cm" svg:height="1.309cm" svg:x="4.1cm" svg:y="6.3cm">
          <draw:text-box>
            <text:p><text:span text:style-name="T2">SYS CLK</text:span></text:p>
            <text:p><text:span text:style-name="T2">100MHz</text:span></text:p>
          </draw:text-box>
        </draw:frame>
        <draw:line draw:style-name="gr9" draw:text-style-name="P1" draw:layer="layout" svg:x1="8.3cm" svg:y1="9.6cm" svg:x2="8.272cm" svg:y2="11.295cm">
          <text:p/>
        </draw:line>
        <draw:line draw:style-name="gr9" draw:text-style-name="P1" draw:layer="layout" svg:x1="10.7cm" svg:y1="9.6cm" svg:x2="10.7cm" svg:y2="11.3cm">
          <text:p/>
        </draw:line>
        <draw:line draw:style-name="gr9" draw:text-style-name="P1" draw:layer="layout" svg:x1="13.1cm" svg:y1="9.6cm" svg:x2="13.1cm" svg:y2="11.3cm">
          <text:p/>
        </draw:line>
        <draw:line draw:style-name="gr9" draw:text-style-name="P1" draw:layer="layout" svg:x1="15.4cm" svg:y1="9.6cm" svg:x2="15.4cm" svg:y2="11.3cm">
          <text:p/>
        </draw:line>
        <draw:connector draw:style-name="gr9" draw:text-style-name="P1" draw:layer="layout" draw:line-skew="-5.175cm 0.199cm" svg:x1="5.849cm" svg:y1="23.409cm" svg:x2="18.3cm" svg:y2="24.5cm" draw:start-shape="id1" draw:start-glue-point="1" draw:end-shape="id15" draw:end-glue-point="2" svg:d="M5849 23409h351v1791h12100v-700" svg:viewBox="0 0 12452 1792">
          <text:p/>
        </draw:connector>
        <draw:frame draw:style-name="gr5" draw:text-style-name="P4" draw:layer="layout" svg:width="2.5cm" svg:height="1.309cm" svg:x="10.4cm" svg:y="24.6cm">
          <draw:text-box>
            <text:p><text:span text:style-name="T2">FCLK0</text:span></text:p>
            <text:p><text:span text:style-name="T2">100MHz</text:span></text:p>
          </draw:text-box>
        </draw:frame>
        <draw:custom-shape draw:style-name="gr3" draw:text-style-name="P2" xml:id="id17" draw:id="id17" draw:layer="layout" svg:width="2.7cm" svg:height="1.9cm" svg:x="16.854cm" svg:y="5.9cm">
          <text:p text:style-name="P1"><text:span text:style-name="T1">Pattern</text:span></text:p>
          <text:p text:style-name="P1"><text:span text:style-name="T1">Genera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" draw:layer="layout" svg:x1="3.7cm" svg:y1="6.851cm" svg:x2="6.4cm" svg:y2="8.454cm" draw:start-shape="id14" draw:start-glue-point="7" draw:end-shape="id16" svg:d="M3700 6851h1351v1603h1349" svg:viewBox="0 0 2701 1604">
          <text:p/>
        </draw:connector>
        <draw:connector draw:style-name="gr9" draw:text-style-name="P1" draw:layer="layout" svg:x1="3.7cm" svg:y1="6.851cm" svg:x2="16.854cm" svg:y2="6.85cm" draw:start-shape="id14" draw:start-glue-point="7" draw:end-shape="id17" svg:d="M3700 6851h6578v-1h6576" svg:viewBox="0 0 13155 2">
          <text:p/>
        </draw:connector>
        <draw:connector draw:style-name="gr15" draw:text-style-name="P1" draw:layer="layout" svg:x1="18.2cm" svg:y1="18.6cm" svg:x2="18.204cm" svg:y2="7.8cm" draw:start-shape="id12" draw:start-glue-point="4" draw:end-shape="id17" draw:end-glue-point="6" svg:d="M18200 18600v-5399h4v-5401" svg:viewBox="0 0 5 10801">
          <text:p/>
        </draw:connector>
        <draw:connector draw:style-name="gr15" draw:text-style-name="P1" draw:layer="layout" svg:x1="18.2cm" svg:y1="18.6cm" svg:x2="15.8cm" svg:y2="8.455cm" draw:start-shape="id12" draw:start-glue-point="4" draw:end-shape="id16" draw:end-glue-point="7" svg:d="M18200 18600v-10145h-2400" svg:viewBox="0 0 2401 1014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30T13:25:45.81</meta:creation-date>
    <dc:date>2015-05-18T16:55:17.594113203</dc:date>
    <meta:editing-duration>PT10H27M14S</meta:editing-duration>
    <meta:editing-cycles>69</meta:editing-cycles>
    <meta:generator>LibreOffice/4.2.8.2$Linux_X86_64 LibreOffice_project/420m0$Build-2</meta:generator>
    <meta:document-statistic meta:object-count="65"/>
  </office:meta>
</office:document-meta>
</file>